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"culture-as-resource trades on the currency of diversity" 4</text:p>
      <text:p text:style-name="Text_20_body">"Net culture does not fall out of the sky, nd like other resources needs to be cared for in a sustainable manner." 4</text:p>
      <text:list text:style-name="L1">
        <text:list-item>
          <text:p text:style-name="P1">slight distances, autonomous spaces to develop as (clusters of) individuals and groups</text:p>
        </text:list-item>
      </text:list>
      <text:p text:style-name="Text_20_body">"Universites worldwide are in the grip of Microsoft. The use of free and open source software is marginal, if not outright forbidden." 6</text:p>
      <text:p text:style-name="Text_20_body">"Network cultures come into being as a 'productive friction' between inter-human dynamics and the given framework of software." 6</text:p>
      <text:p text:style-name="Text_20_body">"The aim of networks is not transportation of data but contestation of systems." 6</text:p>
      <text:p text:style-name="Text_20_body">"But networks might be an unsuitable form to win a fight." 8</text:p>
      <text:p text:style-name="Text_20_body">"organization becomes less a means and more an end in itself" 8</text:p>
      <text:p text:style-name="Text_20_body">"In fact, networks prevent a lot of events from happening." 8</text:p>
      <text:p text:style-name="Text_20_body">"Browsers,operating sysyems and search engines are not neutral tools but come with specific built-in social, cultural and aesthetic agendas." 9</text:p>
      <text:p text:style-name="Text_20_body">i"While networks provoke a sense of liberation they install themselves into everyday life as ideal machines for control." 9</text:p>
      <text:list text:style-name="L2">
        <text:list-item>
          <text:p text:style-name="P2">friction free capitalism aims for distribution without the network 9-10</text:p>
        </text:list-item>
      </text:list>
      <text:p text:style-name="Text_20_body">"If networks were to dissolve power as such, the first such network has yet to be built." 11</text:p>
      <text:p text:style-name="Text_20_body">"How do you collectively manage and own a share resource such as a network?" 12</text:p>
      <text:p text:style-name="Text_20_body">"Spehr's key concept is that everyone should have the freedom to dissolve collaboration at any given time." 12 - what are the implications for GPL? look up interview with Geert</text:p>
      <text:p text:style-name="Text_20_body">"If you do not know how to log out, you're locked in." 12</text:p>
      <text:p text:style-name="Text_20_body">"there must be a freedom to refuse to collaborate. There must be a constitutive exit strategy." 13 - _why's departure from Ruby?</text:p>
      <text:p text:style-name="Text_20_body">"Movement might suggest too much unity and continuity to describe today's event on the streets and the Net." 13</text:p>
      <text:p text:style-name="Text_20_body">"It will take a while to get used to the fact that there is no consciousness in and for itself, that revolutionaries can be wary--and bored--of their own revolutions." 14</text:p>
      <text:list text:style-name="L3">
        <text:list-item>
          <text:p text:style-name="P3">check the Hardt and Negri quote that appears on footnote of page 15</text:p>
        </text:list-item>
      </text:list>
      <text:p text:style-name="Text_20_body">"Collaboration provokes voyeurism, because friction within the group iss taken for granted." 15</text:p>
      <text:list text:style-name="L4">
        <text:list-item>
          <text:p text:style-name="P4">discussions of collaboration dynamics lag severely behind the proliferation of the practice across creative/productive industries 16</text:p>
        </text:list-item>
      </text:list>
      <text:p text:style-name="Text_20_body">"Institutions dislike working with amorphous social structures because no one seems to be accountable." 17</text:p>
      <text:p text:style-name="Text_20_body">"Ephemerality is not a condition to celebrate for those wishing to function as political agents." 18</text:p>
      <text:p text:style-name="Text_20_body">"Truism today: there are no networks outside of society. Like all human-techno entitires, they are infected by power." 18 - "they undermine power as they produce it" 18</text:p>
      <text:p text:style-name="Text_20_body">"The challenge for the foreseeable future is to create new openings, new possibilities, new temporalities and spaces withinwhich life may assert its insistence on an ethico-aesthetic existence." 19</text:p>
      <text:p text:style-name="Text_20_body">"Networks thrive on diversity and conflict (the notworking), not on unity, and this is what community theorists were unable to reflect upon." 19</text:p>
      <text:p text:style-name="Text_20_body">"Total involvement implies madness to the highest degree." 19</text:p>
      <text:p text:style-name="Text_20_body">"What characterizes networks is a shared sense of a potentiality that does not have to be realized." 19</text:p>
      <text:p text:style-name="Text_20_body">"[Networks] They are hedonistic machines of promiscuous contacts." 20</text:p>
      <text:p text:style-name="Text_20_body">"This is precisely why networks need their own form of organization. In this process they will have to deal with the following three aspects: accountability, sustainability, and scalability." 21</text:p>
      <text:p text:style-name="Text_20_body">"If there is an aim, it would be parallel to hegemony, which can only be achieved if underlying premises are constantly put under scrutiny by the initiators of the next techno-social wave of innovations." 22</text:p>
      <text:p text:style-name="Text_20_body">'community informatics' -- Micheal Gurstein</text:p>
      <text:p text:style-name="Text_20_body">"The emerging theme of non-representative democraces places an emphasis on process over its after-effect, consensus." 22</text:p>
      <text:p text:style-name="Text_20_body">"The trick is to work out a collaborative value system able to deal withissues such as funding, internal power plays and the demand for 'accountability' and 'transparency' as they scale up their operations." 23</text:p>
      <text:p text:style-name="Text_20_body">"Organized networks have to face this economic reality or find themselves marginalized, no matter how advancedtheir dialogues and network use might be." 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/>
    <dc:title/>
    <dc:subject/>
    <meta:creation-date/>
    <dc:date/>
    <meta:editing-cycles/>
    <meta:editing-duration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